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cc" draw:textarea-horizontal-align="center" draw:textarea-vertical-align="middle"/>
    </style:style>
    <style:style style:name="gr4" style:family="graphic" style:parent-style-name="standard">
      <style:graphic-properties draw:fill="solid" draw:fill-color="#ccccff" draw:textarea-horizontal-align="center" draw:textarea-vertical-align="middle"/>
    </style:style>
    <style:style style:name="gr5" style:family="graphic" style:parent-style-name="standard">
      <style:graphic-properties draw:fill="solid" draw:fill-color="#e6ff00" draw:textarea-horizontal-align="center" draw:textarea-vertical-align="middle"/>
    </style:style>
    <style:style style:name="gr6" style:family="graphic" style:parent-style-name="standard">
      <style:graphic-properties draw:fill="solid" draw:fill-color="#e6e6ff" draw:textarea-horizontal-align="center" draw:textarea-vertical-align="middle"/>
    </style:style>
    <style:style style:name="gr7" style:family="graphic" style:parent-style-name="standard">
      <style:graphic-properties draw:fill="solid" draw:fill-color="#99ccff" draw:textarea-horizontal-align="center" draw:textarea-vertical-align="middle"/>
    </style:style>
    <style:style style:name="gr8" style:family="graphic" style:parent-style-name="standard">
      <style:graphic-properties svg:stroke-width="0.1cm" svg:stroke-color="#ff0000" draw:marker-end="Extrémité_20_de_20_ligne_20_1" draw:marker-end-width="0.5cm" draw:fill="solid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cm" draw:marker-start-width="0.05cm" draw:marker-end="Arrow" draw:marker-end-width="0.05cm" draw:fill="none" draw:textarea-horizontal-align="center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svg:stroke-width="0.1cm" svg:stroke-color="#ff0000" draw:marker-start="Arrow_20_concave" draw:marker-start-width="0.5cm" draw:marker-end="Extrémité_20_de_20_ligne_20_1" draw:marker-end-width="0.5cm" draw:fill="solid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280099" draw:marker-end="Extrémité_20_de_20_ligne_20_1" draw:marker-end-width="0.5cm" draw:fill="solid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280099" draw:marker-start="Arrow_20_concave" draw:marker-start-width="0.5cm" draw:marker-end="Extrémité_20_de_20_ligne_20_1" draw:marker-end-width="0.5cm" draw:fill="solid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marker-end="Arrow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355e00" draw:marker-start="Arrow_20_concave" draw:marker-start-width="0.5cm" draw:marker-end="Extrémité_20_de_20_ligne_20_1" draw:marker-end-width="0.5cm" draw:fill="solid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8cm" svg:height="12cm" svg:x="1.5cm" svg:y="2.5cm">
          <text:p/>
        </draw:rect>
        <draw:frame draw:style-name="gr2" draw:text-style-name="P2" draw:layer="layout" svg:width="3.609cm" svg:height="1.673cm" svg:x="8.391cm" svg:y="2.727cm">
          <draw:text-box>
            <text:p><text:span text:style-name="T1">Élixir</text:span></text:p>
          </draw:text-box>
        </draw:frame>
        <draw:rect draw:style-name="gr3" draw:text-style-name="P3" draw:layer="layout" svg:width="17cm" svg:height="2cm" svg:x="2cm" svg:y="4.5cm">
          <text:p text:style-name="P1"><text:span text:style-name="T2">Javascript (SpiderMonkey)</text:span></text:p>
        </draw:rect>
        <draw:rect draw:style-name="gr4" draw:text-style-name="P1" draw:layer="layout" svg:width="10.5cm" svg:height="7cm" svg:x="2cm" svg:y="7cm">
          <text:p/>
        </draw:rect>
        <draw:frame draw:style-name="gr2" draw:text-style-name="P4" draw:layer="layout" svg:width="1.7cm" svg:height="0.962cm" svg:x="2.1cm" svg:y="13cm">
          <draw:text-box>
            <text:p><text:span text:style-name="T2">EFL</text:span></text:p>
          </draw:text-box>
        </draw:frame>
        <draw:rect draw:style-name="gr5" draw:text-style-name="P3" draw:layer="layout" svg:width="2.5cm" svg:height="7cm" svg:x="16.5cm" svg:y="7cm">
          <text:p text:style-name="P1"><text:span text:style-name="T2">SQLite</text:span></text:p>
        </draw:rect>
        <draw:rect draw:style-name="gr6" draw:text-style-name="P3" draw:layer="layout" svg:width="2.5cm" svg:height="7cm" svg:x="13.5cm" svg:y="7cm">
          <text:p text:style-name="P1"><text:span text:style-name="T2">Mix</text:span></text:p>
        </draw:rect>
        <draw:rect draw:style-name="gr7" draw:text-style-name="P3" draw:layer="layout" svg:width="17cm" svg:height="1.5cm" svg:x="2cm" svg:y="15cm">
          <text:p text:style-name="P1"><text:span text:style-name="T2">O.S.</text:span></text:p>
        </draw:rect>
        <draw:line draw:style-name="gr8" draw:text-style-name="P1" draw:layer="layout" svg:x1="14.7cm" svg:y1="13.5cm" svg:x2="14.7cm" svg:y2="15.5cm">
          <text:p/>
        </draw:line>
        <draw:line draw:style-name="gr8" draw:text-style-name="P1" draw:layer="layout" svg:x1="17.8cm" svg:y1="13.5cm" svg:x2="17.8cm" svg:y2="15.5cm">
          <text:p/>
        </draw:line>
        <draw:rect draw:style-name="gr9" draw:text-style-name="P3" draw:layer="layout" svg:width="2.5cm" svg:height="5.5cm" svg:x="2.5cm" svg:y="7.4cm">
          <text:p text:style-name="P1"><text:span text:style-name="T2">Evas</text:span></text:p>
        </draw:rect>
        <draw:line draw:style-name="gr8" draw:text-style-name="P1" draw:layer="layout" svg:x1="3.8cm" svg:y1="12cm" svg:x2="3.8cm" svg:y2="15.5cm">
          <text:p/>
        </draw:line>
        <draw:line draw:style-name="gr10" draw:text-style-name="P1" draw:layer="layout" svg:x1="13cm" svg:y1="6cm" svg:x2="13cm" svg:y2="15.5cm">
          <text:p/>
        </draw:line>
        <draw:line draw:style-name="gr11" draw:text-style-name="P1" draw:layer="layout" svg:x1="14.7cm" svg:y1="6.5cm" svg:x2="14.7cm" svg:y2="7.4cm">
          <text:p/>
        </draw:line>
        <draw:line draw:style-name="gr12" draw:text-style-name="P1" draw:layer="layout" svg:x1="17.8cm" svg:y1="6cm" svg:x2="17.8cm" svg:y2="7.6cm">
          <text:p/>
        </draw:line>
        <draw:frame draw:style-name="gr13" draw:text-style-name="P5" draw:layer="layout" svg:width="2.113cm" svg:height="0.906cm" svg:x="11.887cm" svg:y="15.5cm">
          <draw:text-box>
            <text:p><text:span text:style-name="T3">réseau</text:span></text:p>
          </draw:text-box>
        </draw:frame>
        <draw:frame draw:style-name="gr13" draw:text-style-name="P5" draw:layer="layout" svg:width="1.398cm" svg:height="0.906cm" svg:x="13.988cm" svg:y="15.5cm">
          <draw:text-box>
            <text:p><text:span text:style-name="T3">son</text:span></text:p>
          </draw:text-box>
        </draw:frame>
        <draw:frame draw:style-name="gr13" draw:text-style-name="P5" draw:layer="layout" svg:width="2.168cm" svg:height="0.906cm" svg:x="16.688cm" svg:y="15.5cm">
          <draw:text-box>
            <text:p><text:span text:style-name="T3">fichiers</text:span></text:p>
          </draw:text-box>
        </draw:frame>
        <draw:frame draw:style-name="gr13" draw:text-style-name="P5" draw:layer="layout" svg:width="2.909cm" svg:height="0.906cm" svg:x="2.388cm" svg:y="15.5cm">
          <draw:text-box>
            <text:p><text:span text:style-name="T3">graphisme</text:span></text:p>
          </draw:text-box>
        </draw:frame>
        <draw:rect draw:style-name="gr9" draw:text-style-name="P3" draw:layer="layout" svg:width="6.5cm" svg:height="1.5cm" svg:x="5.5cm" svg:y="11.4cm">
          <text:p text:style-name="P1"><text:span text:style-name="T2">Ecore</text:span></text:p>
        </draw:rect>
        <draw:rect draw:style-name="gr9" draw:text-style-name="P3" draw:layer="layout" svg:width="5cm" svg:height="1.5cm" svg:x="5.5cm" svg:y="9.5cm">
          <text:p text:style-name="P1"><text:span text:style-name="T2">Eet</text:span></text:p>
        </draw:rect>
        <draw:rect draw:style-name="gr9" draw:text-style-name="P3" draw:layer="layout" svg:width="3.5cm" svg:height="1.5cm" svg:x="5.5cm" svg:y="7.5cm">
          <text:p text:style-name="P1"><text:span text:style-name="T2">Edje</text:span></text:p>
        </draw:rect>
        <draw:line draw:style-name="gr11" draw:text-style-name="P1" draw:layer="layout" svg:x1="8.4cm" svg:y1="6.5cm" svg:x2="8.4cm" svg:y2="8cm">
          <text:p/>
        </draw:line>
        <draw:line draw:style-name="gr11" draw:text-style-name="P1" draw:layer="layout" svg:x1="3.7cm" svg:y1="6.5cm" svg:x2="3.7cm" svg:y2="8cm">
          <text:p/>
        </draw:line>
        <draw:line draw:style-name="gr12" draw:text-style-name="P1" draw:layer="layout" svg:x1="9.8cm" svg:y1="6cm" svg:x2="9.8cm" svg:y2="9.7cm">
          <text:p/>
        </draw:line>
        <draw:line draw:style-name="gr12" draw:text-style-name="P1" draw:layer="layout" svg:x1="11.3cm" svg:y1="6cm" svg:x2="11.3cm" svg:y2="11.7cm">
          <text:p/>
        </draw:line>
        <draw:line draw:style-name="gr14" draw:text-style-name="P1" draw:layer="layout" svg:x1="4.5cm" svg:y1="8.2cm" svg:x2="6cm" svg:y2="8.2cm">
          <text:p/>
        </draw:line>
        <draw:line draw:style-name="gr14" draw:text-style-name="P1" draw:layer="layout" svg:x1="6.101cm" svg:y1="10cm" svg:x2="6.092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Extrémité_20_de_20_ligne_20_1" draw:display-name="Extrémité de ligne 1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hristophe Massiot</meta:initial-creator>
    <meta:creation-date>2010-01-18T23:28:37</meta:creation-date>
    <dc:date>2010-01-19T00:07:47</dc:date>
    <dc:creator>Christophe Massiot</dc:creator>
    <meta:editing-duration>PT00H17M17S</meta:editing-duration>
    <meta:editing-cycles>2</meta:editing-cycles>
    <meta:generator>OpenOffice.org/3.1$Unix OpenOffice.org_project/310m19$Build-9420</meta:generator>
    <meta:document-statistic meta:object-count="28"/>
  </office:meta>
</office:document-meta>
</file>